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D8000001F83533905CDB34D350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25.57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5.576cm"/>
    </style:style>
    <style:style style:name="Tableau4.A1" style:family="table-cell">
      <style:table-cell-properties style:vertical-align="middle" fo:padding="0.049cm" fo:border="0.5pt solid #000000"/>
    </style:style>
    <style:style style:name="Tableau3" style:family="table">
      <style:table-properties style:width="25.566cm" fo:break-before="auto" fo:break-after="auto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092cm"/>
    </style:style>
    <style:style style:name="Tableau3.C" style:family="table-column">
      <style:table-column-properties style:column-width="3.455cm"/>
    </style:style>
    <style:style style:name="Tableau3.D" style:family="table-column">
      <style:table-column-properties style:column-width="3.919cm"/>
    </style:style>
    <style:style style:name="Tableau3.E" style:family="table-column">
      <style:table-column-properties style:column-width="3.113cm"/>
    </style:style>
    <style:style style:name="Tableau3.F" style:family="table-column">
      <style:table-column-properties style:column-width="2.261cm"/>
    </style:style>
    <style:style style:name="Tableau3.G" style:family="table-column">
      <style:table-column-properties style:column-width="4.964cm"/>
    </style:style>
    <style:style style:name="Tableau3.A1" style:family="table-cell">
      <style:table-cell-properties style:vertical-align="middle" fo:padding="0.049cm" fo:border-left="0.5pt solid #000000" fo:border-right="0.5pt solid #000000" fo:border-top="0.5pt solid #000000" fo:border-bottom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au3.G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3.A2" style:family="table-cell">
      <style:table-cell-properties style:vertical-align="middle" fo:padding="0.049cm" fo:border-left="0.5pt solid #000000" fo:border-right="0.5pt solid #000000" fo:border-top="none" fo:border-bottom="none"/>
    </style:style>
    <style:style style:name="Tableau3.B2" style:family="table-cell">
      <style:table-cell-properties style:vertical-align="middle" fo:padding="0.097cm" fo:border-left="0.5pt solid #000000" fo:border-right="none" fo:border-top="none" fo:border-bottom="none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3.A4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Header">
      <style:text-properties fo:font-size="6pt" style:font-size-asian="6pt" style:font-size-complex="6pt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0pt" fo:font-weight="bold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00397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4dbba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b1ba3" officeooo:paragraph-rsid="000b1ba3" fo:background-color="transparent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7502" officeooo:paragraph-rsid="000f7502" fo:background-color="transparent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1392c5" fo:background-color="transparent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 fo:background-color="transparent"/>
    </style:style>
    <style:style style:name="P1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bold" officeooo:rsid="0003fd47" officeooo:paragraph-rsid="0003fd47" style:font-weight-asian="bold" style:font-weight-complex="bold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a022c" officeooo:paragraph-rsid="000a022c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/>
    </style:style>
    <style:style style:name="P2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0ff3ce" style:font-weight-asian="normal" style:font-weight-complex="normal"/>
    </style:style>
    <style:style style:name="P2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100397" style:font-weight-asian="normal" style:font-weight-complex="normal"/>
    </style:style>
    <style:style style:name="P2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2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4dbba" officeooo:paragraph-rsid="0014dbba" style:font-weight-asian="normal" style:font-weight-complex="normal"/>
    </style:style>
    <style:style style:name="P2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00397" officeooo:paragraph-rsid="00100397"/>
    </style:style>
    <style:style style:name="P25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4dbba" officeooo:paragraph-rsid="0014dbba"/>
    </style:style>
    <style:style style:name="P26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 fo:font-size="10pt"/>
    </style:style>
    <style:style style:name="P27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fo:background-color="transparent" style:font-weight-asian="bold" style:font-weight-complex="bold"/>
    </style:style>
    <style:style style:name="P28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officeooo:paragraph-rsid="0008eba0" fo:background-color="transparent" style:font-weight-asian="bold" style:font-weight-complex="bold"/>
    </style:style>
    <style:style style:name="P29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officeooo:paragraph-rsid="000f7502" fo:background-color="transparent" style:font-weight-asian="bold" style:font-weight-complex="bold"/>
    </style:style>
    <style:style style:name="P30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8eba0" officeooo:paragraph-rsid="0002e80a" fo:background-color="transparent"/>
    </style:style>
    <style:style style:name="P31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8eba0" officeooo:paragraph-rsid="000f7502" fo:background-color="transparent"/>
    </style:style>
    <style:style style:name="P32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33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officeooo:rsid="000ff3ce"/>
    </style:style>
    <style:style style:name="T2" style:family="text">
      <style:text-properties officeooo:rsid="0014dbba"/>
    </style:style>
    <style:style style:name="T3" style:family="text">
      <style:text-properties officeooo:rsid="0011fdfa"/>
    </style:style>
    <style:style style:name="T4" style:family="text">
      <style:text-properties officeooo:rsid="0008eba0"/>
    </style:style>
    <style:style style:name="T5" style:family="text">
      <style:text-properties officeooo:rsid="0002e80a"/>
    </style:style>
    <style:style style:name="T6" style:family="text">
      <style:text-properties officeooo:rsid="000f7502"/>
    </style:style>
    <style:style style:name="T7" style:family="text">
      <style:text-properties officeooo:rsid="00100397"/>
    </style:style>
    <style:style style:name="T8" style:family="text">
      <style:text-properties officeooo:rsid="00111156"/>
    </style:style>
    <style:style style:name="T9" style:family="text">
      <style:text-properties officeooo:rsid="001392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810514357984" text:id="ct1810514357984">
          <text:insertion>
            <office:change-info>
              <dc:creator>Auteur inconnu</dc:creator>
              <dc:date>2021-01-12T17:13:52</dc:date>
            </office:change-info>
          </text:insertion>
        </text:changed-region>
        <text:changed-region xml:id="ct1810514363744" text:id="ct1810514363744">
          <text:insertion>
            <office:change-info>
              <dc:creator>Auteur inconnu</dc:creator>
              <dc:date>2021-01-12T17:14:03</dc:date>
            </office:change-info>
          </text:insertion>
        </text:changed-region>
        <text:changed-region xml:id="ct1810514372144" text:id="ct1810514372144">
          <text:insertion>
            <office:change-info>
              <dc:creator>Auteur inconnu</dc:creator>
              <dc:date>2021-01-12T17:14:07</dc:date>
            </office:change-info>
          </text:insertion>
        </text:changed-region>
        <text:changed-region xml:id="ct1810514360144" text:id="ct1810514360144">
          <text:insertion>
            <office:change-info>
              <dc:creator>Auteur inconnu</dc:creator>
              <dc:date>2021-01-12T17:14:10</dc:date>
            </office:change-info>
          </text:insertion>
        </text:changed-region>
        <text:changed-region xml:id="ct1810514360624" text:id="ct1810514360624">
          <text:insertion>
            <office:change-info>
              <dc:creator>Auteur inconnu</dc:creator>
              <dc:date>2021-01-12T17:14:23</dc:date>
            </office:change-info>
          </text:insertion>
        </text:changed-region>
        <text:changed-region xml:id="ct1810514366864" text:id="ct1810514366864">
          <text:insertion>
            <office:change-info>
              <dc:creator>Auteur inconnu</dc:creator>
              <dc:date>2021-01-12T17:14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">Programme essais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8">Résistance en compression </text:p>
          </table:table-cell>
          <table:table-cell table:style-name="Tableau3.B1" office:value-type="string">
            <text:p text:style-name="P8">éprouvettes 1<text:span text:style-name="T7">5</text:span>x3<text:span text:style-name="T7">0</text:span> cm</text:p>
            <text:p text:style-name="P9">éprouvettes 1<text:span text:style-name="T7">1</text:span>x<text:span text:style-name="T7">22</text:span> cm</text:p>
          </table:table-cell>
          <table:table-cell table:style-name="Tableau3.B1" office:value-type="string">
            <text:p text:style-name="P8">Presse Walter&amp; Bai 3000 kN</text:p>
          </table:table-cell>
          <table:table-cell table:style-name="Tableau3.B1" office:value-type="string">
            <text:p text:style-name="P21">18 ième campagne</text:p>
            <text:p text:style-name="P17">prochain <text:span text:style-name="T3">2020 (courrier reçu en novembre 2019) </text:span></text:p>
          </table:table-cell>
          <table:table-cell table:style-name="Tableau3.B1" office:value-type="string">
            <text:p text:style-name="P18">CEBTP </text:p>
          </table:table-cell>
          <table:table-cell table:style-name="Tableau3.B1" office:value-type="string">
            <text:p text:style-name="P15">Satisfaisants</text:p>
            <text:p text:style-name="P15"><text:span text:style-name="T9">rapport reçu la 28/11/2018</text:span> </text:p>
          </table:table-cell>
          <table:table-cell table:style-name="Tableau3.G1" office:value-type="string">
            <text:p text:style-name="P14">à la fois sur la campagne principale et la campagne optionnelle</text:p>
          </table:table-cell>
        </table:table-row>
        <table:table-row>
          <table:table-cell table:style-name="Tableau3.A2" office:value-type="string">
            <text:p text:style-name="P25"><text:change-start text:change-id="ct1810514357984"/>Résistance en compression<text:change-end text:change-id="ct1810514357984"/></text:p>
          </table:table-cell>
          <table:table-cell table:style-name="Tableau3.B2" office:value-type="string">
            <text:p text:style-name="P10"><text:change-start text:change-id="ct1810514363744"/>éprouvettes 1<text:span text:style-name="T7">5</text:span>x3<text:span text:style-name="T7">0</text:span> cm<text:change-end text:change-id="ct1810514363744"/></text:p>
          </table:table-cell>
          <table:table-cell table:style-name="Tableau3.B2" office:value-type="string">
            <text:p text:style-name="P10"><text:change-start text:change-id="ct1810514372144"/>Presse Walter&amp; Bai 3000 kN<text:change-end text:change-id="ct1810514372144"/></text:p>
          </table:table-cell>
          <table:table-cell table:style-name="Tableau3.B2" office:value-type="string">
            <text:p text:style-name="P23"><text:change-start text:change-id="ct1810514360144"/>19 ième campagne<text:change-end text:change-id="ct1810514360144"/></text:p>
          </table:table-cell>
          <table:table-cell table:style-name="Tableau3.B2" office:value-type="string">
            <text:p text:style-name="P25"><text:change-start text:change-id="ct1810514360624"/>CEBTP<text:change-end text:change-id="ct1810514360624"/></text:p>
          </table:table-cell>
          <table:table-cell table:style-name="Tableau3.B2" office:value-type="string">
            <text:p text:style-name="P16"><text:change-start text:change-id="ct1810514366864"/>Essais réalisés fin 2020 – en attente du rapport d’analyse<text:change-end text:change-id="ct1810514366864"/></text:p>
          </table:table-cell>
          <table:table-cell table:style-name="Tableau3.G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Perméabilité au gaz</text:p>
          </table:table-cell>
          <table:table-cell table:style-name="Tableau3.B2" office:value-type="string">
            <text:p text:style-name="P24">Perméabilité en m2</text:p>
          </table:table-cell>
          <table:table-cell table:style-name="Tableau3.B2" office:value-type="string">
            <text:p text:style-name="P24">Perméamètre CEMBUREAU</text:p>
          </table:table-cell>
          <table:table-cell table:style-name="Tableau3.B2" office:value-type="string">
            <text:p text:style-name="P20">201<text:span text:style-name="T7">6</text:span></text:p>
            <text:p text:style-name="P22">prochain : 2019 (essais croisés terminaux de perfdub)</text:p>
          </table:table-cell>
          <table:table-cell table:style-name="Tableau3.B2" office:value-type="string">
            <text:p text:style-name="P19">PN perfdub</text:p>
          </table:table-cell>
          <table:table-cell table:style-name="Tableau3.B2" office:value-type="string">
            <text:p text:style-name="P14">Satisfaisants</text:p>
          </table:table-cell>
          <table:table-cell table:style-name="Tableau3.G2" office:value-type="string">
            <text:p text:style-name="P14">Résultats compris dans l’incertitude admise pour cet essai (30%)</text:p>
          </table:table-cell>
        </table:table-row>
        <table:table-row>
          <table:table-cell table:style-name="Tableau3.A4" office:value-type="string">
            <text:p text:style-name="P19">Migration des chlorures</text:p>
          </table:table-cell>
          <table:table-cell table:style-name="Tableau3.B4" office:value-type="string">
            <text:p text:style-name="P24">Coefficient de diffusion en m2/s</text:p>
          </table:table-cell>
          <table:table-cell table:style-name="Tableau3.B4" office:value-type="string">
            <text:p text:style-name="P24">Cellule élec<text:span text:style-name="T8">t</text:span>rolytique</text:p>
          </table:table-cell>
          <table:table-cell table:style-name="Tableau3.B4" office:value-type="string">
            <text:p text:style-name="P20">201<text:span text:style-name="T7">6</text:span></text:p>
            <text:p text:style-name="P22">prochain : 2019 (essais croisés terminaux de perfdub)</text:p>
          </table:table-cell>
          <table:table-cell table:style-name="Tableau3.B4" office:value-type="string">
            <text:p text:style-name="P19">PN perfdub</text:p>
          </table:table-cell>
          <table:table-cell table:style-name="Tableau3.B4" office:value-type="string">
            <text:p text:style-name="P14">Satisfaisants</text:p>
          </table:table-cell>
          <table:table-cell table:style-name="Tableau3.G4" office:value-type="string">
            <text:p text:style-name="P14">Résultats compris dans l’incertitude admise pour cet essai (15%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2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25.7cm" style:rel-width="100%" table:align="left"/>
    </style:style>
    <style:style style:name="Tableau2.A" style:family="table-column">
      <style:table-column-properties style:column-width="6.426cm" style:rel-column-width="2410*"/>
    </style:style>
    <style:style style:name="Tableau2.B" style:family="table-column">
      <style:table-column-properties style:column-width="12.85cm" style:rel-column-width="4819*"/>
    </style:style>
    <style:style style:name="Tableau2.C" style:family="table-column">
      <style:table-column-properties style:column-width="6.424cm" style:rel-column-width="2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6pt" style:font-size-asian="6pt" style:font-size-complex="6pt"/>
    </style:style>
    <style:style style:name="MP5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ff3ce"/>
    </style:style>
    <style:style style:name="MT2" style:family="text">
      <style:text-properties officeooo:rsid="0014dbb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1810561081184" text:id="ct1810561081184">
            <text:insertion>
              <office:change-info>
                <dc:creator>Auteur inconnu</dc:creator>
                <dc:date>2021-01-12T17:13:32</dc:date>
              </office:change-info>
            </text:insertion>
          </text:changed-region>
          <text:changed-region xml:id="ct1810561079504" text:id="ct1810561079504">
            <text:deletion>
              <office:change-info>
                <dc:creator>Auteur inconnu</dc:creator>
                <dc:date>2021-01-12T17:13:31</dc:date>
              </office:change-info>
              <text:p text:style-name="MP3"><text:span text:style-name="MT2">22/11/2019</text:span></text:p>
            </text:deletion>
          </text:changed-region>
        </text:tracked-changes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<draw:frame draw:style-name="Mfr1" draw:name="images1" text:anchor-type="paragraph" svg:width="3.189cm" svg:height="1.295cm" draw:z-index="0"><draw:image xlink:href="Pictures/10000000000004D8000001F83533905CDB34D350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DLCF - Programme de comparaison interlaboratoires (CIL)</text:p>
            </table:table-cell>
            <table:table-cell table:style-name="Tableau2.C1" office:value-type="string">
              <text:p text:style-name="MP3">Réf. : <text:bookmark-start text:name="P_REF"/><text:bookmark-ref text:reference-format="text" text:ref-name="P_REF"/><text:bookmark-end text:name="P_REF"/>R2.DLCF.E.016</text:p>
              <text:p text:style-name="MP3">Révision : <text:bookmark-start text:name="P_REVISION"/><text:bookmark-ref text:reference-format="text" text:ref-name="P_REVISION"/><text:bookmark-end text:name="P_REVISION"/>00<text:span text:style-name="MT1">6</text:span></text:p>
              <text:p text:style-name="MP3">Du <text:bookmark-start text:name="P_APPLICATION_DATE"/><text:bookmark-ref text:reference-format="text" text:ref-name="P_APPLICATION_DATE"/><text:bookmark-end text:name="P_APPLICATION_DATE"/><text:change-start text:change-id="ct1810561081184"/><text:span text:style-name="MT2">12/01/2021</text:span><text:change-end text:change-id="ct1810561081184"/><text:change text:change-id="ct1810561079504"/></text:p>
            </table:table-cell>
          </table:table-row>
        </table:table>
        <text:p text:style-name="MP4"><text:tab/><text:tab/></text:p>
      </style:header>
      <style:footer>
        <text:p text:style-name="MP5"><text:file-name text:display="name">R2.DLCF.E.016_prog_CIL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1-12-10T11:26:22.315000000</meta:creation-date>
    <meta:editing-cycles>1</meta:editing-cycles>
    <meta:editing-duration>P0D</meta:editing-duration>
    <meta:document-statistic meta:table-count="3" meta:image-count="1" meta:object-count="0" meta:page-count="1" meta:paragraph-count="39" meta:word-count="144" meta:character-count="984" meta:non-whitespace-character-count="870"/>
    <meta:user-defined meta:name="Info 1"/>
    <meta:user-defined meta:name="Info 2"/>
    <meta:user-defined meta:name="Info 3"/>
    <meta:user-defined meta:name="Info 4"/>
  </office:meta>
</office:document-meta>
</file>